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6.5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4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7.2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idnightblue1-title">
      <style:graphic-properties draw:auto-grow-height="true" fo:min-height="3.981cm"/>
    </style:style>
    <style:style style:name="pr2" style:family="presentation" style:parent-style-name="Midnightblue1-subtitle">
      <style:graphic-properties draw:fill-color="#ffffff" draw:auto-grow-height="true" fo:min-height="3.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outline1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2.331cm" style:use-optimal-column-width="false"/>
    </style:style>
    <style:style style:name="co2" style:family="table-column">
      <style:table-column-properties style:column-width="5.903cm" style:use-optimal-column-width="false"/>
    </style:style>
    <style:style style:name="co3" style:family="table-column">
      <style:table-column-properties style:column-width="4.117cm" style:use-optimal-column-width="false"/>
    </style:style>
    <style:style style:name="co4" style:family="table-column">
      <style:table-column-properties style:column-width="5.909cm" style:use-optimal-column-width="false"/>
    </style:style>
    <style:style style:name="co5" style:family="table-column">
      <style:table-column-properties style:column-width="3.86cm" style:use-optimal-column-width="false"/>
    </style:style>
    <style:style style:name="ro1" style:family="table-row">
      <style:table-row-properties style:row-height="1.079cm"/>
    </style:style>
    <style:style style:name="ro2" style:family="table-row">
      <style:table-row-properties style:row-height="3.867cm"/>
    </style:style>
    <style:style style:name="ro3" style:family="table-row">
      <style:table-row-properties style:row-height="2.725cm"/>
    </style:style>
    <style:style style:name="ro4" style:family="table-row">
      <style:table-row-properties style:row-height="4.22cm"/>
    </style:style>
    <style:style style:name="ce1" style:family="table-cell">
      <style:paragraph-properties fo:text-align="justify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fo:font-weight="bold" style:font-size-asian="28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81cm" svg:x="1cm" svg:y="1.741cm" presentation:class="title" presentation:user-transformed="true">
          <draw:text-box>
            <text:p>Decentralized solution to Traffic Assignment Problem</text:p>
          </draw:text-box>
        </draw:frame>
        <draw:frame presentation:style-name="pr2" draw:text-style-name="P1" draw:layer="layout" svg:width="26cm" svg:height="3.877cm" svg:x="1cm" svg:y="15.812cm" presentation:class="subtitle" presentation:user-transformed="true">
          <draw:text-box>
            <text:p>This Project mainly focuses on how to achieve effective Road Traffic Management without using a Central Controller.<text:line-break/>The Idea is to use dependent local networks to propagate a solution through out the Road Network.</text:p>
          </draw:text-box>
        </draw:frame>
        <draw:frame draw:style-name="gr1" draw:text-style-name="P2" draw:layer="layout" svg:width="26.8cm" svg:height="6.2cm" svg:x="0.7cm" svg:y="7cm">
          <draw:text-box>
            <text:p>By:</text:p>
            <text:p>1) <text:s/>Adil Hussain</text:p>
            <text:p>2) Ajay Rajpurohit</text:p>
            <text:p>3) Moheed Inamdar</text:p>
            <text:p/>
            <text:p><text:tab/><text:tab/><text:tab/><text:tab/><text:tab/><text:tab/><text:tab/><text:tab/><text:tab/><text:tab/><text:tab/><text:tab/><text:tab/><text:tab/><text:tab/><text:tab/>Guided By: <text:line-break/><text:tab/><text:tab/><text:tab/><text:tab/><text:tab/><text:tab/><text:tab/><text:tab/><text:tab/><text:tab/><text:tab/><text:tab/><text:tab/><text:tab/><text:tab/><text:tab/>- Mrs. Deepti Nirw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 Statement and Descrip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blem Statement : Devise a Distributed Control system to solve the Traffic Assignment Problem on City Roads.</text:p>
              </text:list-item>
              <text:list-item>
                <text:p>Traffic Assignment Problem (TAP) is the search for an underlying pattern in the usage of networks.</text:p>
              </text:list-item>
              <text:list-item>
                <text:p>By Solving the TAP, one can not only predict, but also prepare for incoming traffic on any network lin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ed/Objectiv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o solve Road Traffic issues with only available tools/techniques.</text:p>
              </text:list-item>
              <text:list-item>
                <text:p>To create a Distributed System that provides the same efficiency as the Centralized System. This removes the drawbacks of the latter.</text:p>
              </text:list-item>
              <text:list-item>
                <text:p>To employ a very cost effective solution to a long standing problem.</text:p>
              </text:list-item>
              <text:list-item>
                <text:p>To provide a general solution (given the prerequisites are fulfilled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cop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viding effective route management.</text:p>
              </text:list-item>
              <text:list-item>
                <text:p>Balancing traffic conditions. (minimal severe jams)</text:p>
              </text:list-item>
              <text:list-item>
                <text:p>Turning off traffic signals if not needed. (power management)</text:p>
              </text:list-item>
              <text:list-item>
                <text:p>Automatic signal timings contro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terature Review</text:p>
          </draw:text-box>
        </draw:frame>
        <draw:frame draw:style-name="standard" draw:layer="layout" svg:width="26.236cm" svg:height="13.471cm" svg:x="0.948cm" svg:y="5.1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Sr. No.</text:p>
              </table:table-cell>
              <table:table-cell>
                <text:p text:style-name="P3">Title</text:p>
              </table:table-cell>
              <table:table-cell>
                <text:p text:style-name="P3">Author</text:p>
              </table:table-cell>
              <table:table-cell>
                <text:p text:style-name="P3">Journal</text:p>
              </table:table-cell>
              <table:table-cell>
                <text:p text:style-name="P3">Purpose</text:p>
              </table:table-cell>
              <table:table-cell>
                <text:p text:style-name="P3">Remarks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>
                <text:p text:style-name="P3"><text:span text:style-name="T1">An Integrated and Scalable Platform for Proactive</text:span></text:p>
                <text:p text:style-name="P3"><text:span text:style-name="T1">Event-Driven Traffic Management</text:span></text:p>
              </table:table-cell>
              <table:table-cell>
                <text:p text:style-name="P3"><text:span text:style-name="T2">Alain Kibangou</text:span></text:p>
                <text:p text:style-name="P3"><text:span text:style-name="T2">Alexander Artikis</text:span></text:p>
              </table:table-cell>
              <table:table-cell>
                <text:p text:style-name="P3"><text:span text:style-name="T3">ArXiv.org, March 2017</text:span></text:p>
              </table:table-cell>
              <table:table-cell>
                <text:p text:style-name="P3">SPEEDD project, ML predictive approach</text:p>
              </table:table-cell>
              <table:table-cell table:style-name="gray2"/>
            </table:table-row>
            <table:table-row table:style-name="ro3" table:default-cell-style-name="ce1">
              <table:table-cell table:style-name="ce2">
                <text:p text:style-name="P4">2</text:p>
              </table:table-cell>
              <table:table-cell>
                <text:p text:style-name="P3"><text:span text:style-name="T2">Self-organizing Traffic Lights</text:span></text:p>
              </table:table-cell>
              <table:table-cell>
                <text:p text:style-name="P3"><text:span text:style-name="T2">Carlos Gershenson</text:span></text:p>
              </table:table-cell>
              <table:table-cell>
                <text:p text:style-name="P3"><text:span text:style-name="T2">Complex Systems, 2005</text:span></text:p>
              </table:table-cell>
              <table:table-cell>
                <text:p text:style-name="P3">Naive Distributed Traffic Signal Control</text:p>
              </table:table-cell>
              <table:table-cell table:style-name="gray1"/>
            </table:table-row>
            <table:table-row table:style-name="ro4" table:default-cell-style-name="gray2">
              <table:table-cell table:style-name="ce2">
                <text:p text:style-name="P4">3</text:p>
              </table:table-cell>
              <table:table-cell>
                <text:p><text:span text:style-name="T1">Centralized and Localized Data Congestion Control</text:span></text:p>
                <text:p><text:span text:style-name="T1">Strategy for Vehicular Ad Hoc Networks Using a</text:span></text:p>
                <text:p><text:span text:style-name="T1">Machine Learning Clustering Algorithm</text:span></text:p>
              </table:table-cell>
              <table:table-cell>
                <text:p><text:span text:style-name="T4">Nasrin Taherkhani and Samuel Pierre</text:span></text:p>
              </table:table-cell>
              <table:table-cell>
                <text:p><text:span text:style-name="T5">IEEE TRANSACTIONS ON INTELLIGENT TRANSPORTATION SYSTEMS,</text:span></text:p>
                <text:p><text:span text:style-name="T5">2016</text:span></text:p>
              </table:table-cell>
              <table:table-cell>
                <text:p>Example of Ad-Hoc Approach (VANET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 Diagram</text:p>
          </draw:text-box>
        </draw:frame>
        <draw:custom-shape draw:style-name="gr3" draw:text-style-name="P4" xml:id="id2" draw:id="id2" draw:layer="layout" svg:width="6cm" svg:height="3cm" svg:x="3.6cm" svg:y="10.1cm">
          <text:p text:style-name="P4">Arduino HW Manager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cm" svg:height="3cm" svg:x="17.2cm" svg:y="15.5cm">
          <text:p text:style-name="P4">Dynamic Route Manager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5cm" svg:height="3cm" svg:x="4.3cm" svg:y="15.4cm">
          <text:p text:style-name="P4">Primitive <text:line-break/>Traffic Signal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5.5cm" svg:height="3cm" svg:x="17.8cm" svg:y="5.3cm">
          <text:p text:style-name="P4">Google Traffic API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7.7cm" svg:height="3cm" svg:x="2.8cm" svg:y="5cm">
          <text:p text:style-name="P4">Internet Connection</text:p>
          <text:p text:style-name="P4"><text:s/>using Cellular Networks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5cm" svg:height="3cm" svg:x="12.4cm" svg:y="10.1cm">
          <text:p text:style-name="P4">Signal Control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65cm" svg:y1="8cm" svg:x2="6.6cm" svg:y2="10.1cm" draw:start-shape="id1" draw:start-glue-point="2" draw:end-shape="id2" draw:end-glue-point="0" svg:d="M6650 8000l-50 2100" svg:viewBox="0 0 51 2101">
          <text:p/>
        </draw:connector>
        <draw:connector draw:style-name="gr10" draw:text-style-name="P5" draw:layer="layout" draw:type="line" svg:x1="20.55cm" svg:y1="8.3cm" svg:x2="20.7cm" svg:y2="15.5cm" draw:start-shape="id3" draw:start-glue-point="2" draw:end-shape="id4" svg:d="M20550 8300l150 7200" svg:viewBox="0 0 151 7201">
          <text:p/>
        </draw:connector>
        <draw:connector draw:style-name="gr10" draw:text-style-name="P5" draw:layer="layout" draw:type="line" svg:x1="17.8cm" svg:y1="6.8cm" svg:x2="14.9cm" svg:y2="10.1cm" draw:start-shape="id3" draw:start-glue-point="3" draw:end-shape="id5" draw:end-glue-point="0" svg:d="M17800 6800l-2900 3300" svg:viewBox="0 0 2901 3301">
          <text:p/>
        </draw:connector>
        <draw:connector draw:style-name="gr10" draw:text-style-name="P5" draw:layer="layout" draw:type="line" svg:x1="17.2cm" svg:y1="17cm" svg:x2="14.9cm" svg:y2="13.1cm" draw:start-shape="id4" draw:start-glue-point="3" draw:end-shape="id5" draw:end-glue-point="2" svg:d="M17200 17000l-2300-3900" svg:viewBox="0 0 2301 3901">
          <text:p/>
        </draw:connector>
        <draw:connector draw:style-name="gr9" draw:text-style-name="P5" draw:layer="layout" draw:type="line" svg:x1="12.4cm" svg:y1="11.6cm" svg:x2="9.6cm" svg:y2="11.6cm" draw:start-shape="id5" draw:start-glue-point="3" draw:end-shape="id2" draw:end-glue-point="1" svg:d="M12400 11600h-2800" svg:viewBox="0 0 2801 1">
          <text:p/>
        </draw:connector>
        <draw:connector draw:style-name="gr9" draw:text-style-name="P5" draw:layer="layout" draw:type="line" svg:x1="6.6cm" svg:y1="13.1cm" svg:x2="6.55cm" svg:y2="15.4cm" draw:start-shape="id2" draw:start-glue-point="2" draw:end-shape="id6" draw:end-glue-point="0" svg:d="M6600 13100l-50 2300" svg:viewBox="0 0 51 23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 Set detail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t of Routes</text:p>
              </text:list-item>
              <text:list-item>
                <text:p>General Traffic Generation quantities. (Amount of Traffic and its Sources)</text:p>
              </text:list-item>
              <text:list-item>
                <text:p>History of Traffic Conditions using Google’s Datab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ight on Resul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Complete Solution to any configuration of Traffic</text:p>
              </text:list-item>
              <text:list-item>
                <text:p>Decentralized solution, evades/tolerates Node failure.</text:p>
              </text:list-item>
              <text:list-item>
                <text:p>Minimal Cost solu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urrent Statu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eliminary objectives like: Searching and Learning Traffic Management Approaches.</text:p>
              </text:list-item>
              <text:list-item>
                <text:p>Using Google’s Traffic API.</text:p>
              </text:list-item>
              <text:list-item>
                <text:p>Using MOTUS simulator for Road Traffic simulation under different algorithms. (Performance Measure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Thank You</text:p>
          </draw:text-box>
        </draw:frame>
        <draw:frame presentation:style-name="pr8" draw:text-style-name="P6" draw:layer="layout" svg:width="17.5cm" svg:height="6cm" svg:x="9.5cm" svg:y="14cm" presentation:class="outline">
          <draw:text-box>
            <text:list text:style-name="L4"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><text:span text:style-name="T6">Any Questions?</text:span>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4:56:14.534621530</meta:creation-date>
    <meta:editing-duration>PT20H40M33S</meta:editing-duration>
    <meta:editing-cycles>5</meta:editing-cycles>
    <meta:generator>LibreOffice/5.3.3.2$Linux_X86_64 LibreOffice_project/3d9a8b4b4e538a85e0782bd6c2d430bafe583448</meta:generator>
    <dc:date>2017-09-18T10:47:06.339737572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